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400000400B5215F864FDFC7C3.png" manifest:media-type="image/png"/>
  <manifest:file-entry manifest:full-path="Pictures/10000201000003D4000003D616308513B10F70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018cm" svg:stroke-color="#000000" draw:marker-start-width="0.227cm" draw:marker-end-width="0.227cm" draw:fill="none" draw:textarea-horizontal-align="justify" draw:textarea-vertical-align="middle" draw:auto-grow-height="false" fo:min-height="1.286cm" fo:min-width="1.988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width="0.035cm" svg:stroke-color="#158466" draw:marker-start-width="0.252cm" draw:marker-end-width="0.252cm" draw:fill="none" draw:textarea-horizontal-align="justify" draw:textarea-vertical-align="middle" draw:auto-grow-height="false" fo:min-height="0.703cm" fo:min-width="1.72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158466" draw:marker-start-width="0.252cm" draw:marker-end-width="0.252cm" draw:fill="none" draw:textarea-horizontal-align="justify" draw:textarea-vertical-align="middle" draw:auto-grow-height="false" fo:min-height="3.877cm" fo:min-width="4.263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vertical-align="middle"/>
    </style:style>
    <style:style style:name="gr7" style:family="graphic" style:parent-style-name="standard">
      <style:graphic-properties svg:stroke-width="0.035cm" svg:stroke-color="#158466" draw:marker-start-width="0.252cm" draw:marker-end-width="0.252cm" draw:fill="none" draw:textarea-horizontal-align="justify" draw:textarea-vertical-align="middle" draw:auto-grow-height="false" fo:min-height="0.702cm" fo:min-width="0.77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405cm"/>
      <style:paragraph-properties style:writing-mode="lr-tb"/>
    </style:style>
    <style:style style:name="gr9" style:family="graphic" style:parent-style-name="standard">
      <style:graphic-properties svg:stroke-width="0.035cm" svg:stroke-color="#55308d" draw:marker-start-width="0.252cm" draw:marker-end-width="0.252cm" draw:fill="none" draw:textarea-horizontal-align="justify" draw:textarea-vertical-align="middle" draw:auto-grow-height="false" fo:min-height="3.526cm" fo:min-width="1.689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158466" draw:marker-start-width="0.252cm" draw:marker-end-width="0.252cm" draw:fill="none" draw:textarea-horizontal-align="justify" draw:textarea-vertical-align="middle" draw:auto-grow-height="false" fo:min-height="0.668cm" fo:min-width="0.73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55308d" draw:marker-start-width="0.252cm" draw:marker-end-width="0.252cm" draw:fill="none" draw:textarea-horizontal-align="justify" draw:textarea-vertical-align="middle" draw:auto-grow-height="false" fo:min-height="0.668cm" fo:min-width="0.736cm" fo:padding-top="0.142cm" fo:padding-bottom="0.142cm" fo:padding-left="0.267cm" fo:padding-right="0.267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color="#000000" draw:marker-end="Arrowheads_20_5" draw:marker-end-width="0.3cm" draw:fill="none" draw:fill-color="#ffffff" draw:textarea-vertical-align="middle"/>
    </style:style>
    <style:style style:name="gr14" style:family="graphic" style:parent-style-name="standard">
      <style:graphic-properties svg:stroke-color="#000000" draw:fill-color="#ffffa6" draw:textarea-horizontal-align="justify" draw:textarea-vertical-align="middle" draw:auto-grow-height="false" fo:min-height="1.02cm" fo:min-width="1.405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  <style:paragraph-properties style:writing-mode="lr-tb"/>
    </style:style>
    <style:style style:name="gr16" style:family="graphic" style:parent-style-name="standard">
      <style:graphic-properties svg:stroke-color="#3465a4" draw:fill-color="#87ceeb" draw:textarea-horizontal-align="justify" draw:textarea-vertical-align="middle" draw:auto-grow-height="false" fo:min-height="1.02cm" fo:min-width="1.087cm"/>
      <style:paragraph-properties style:writing-mode="lr-tb"/>
    </style:style>
    <style:style style:name="gr17" style:family="graphic" style:parent-style-name="standard">
      <style:graphic-properties svg:stroke-color="#000000" draw:fill-color="#87ceeb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0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fo:background-color="#ffff00" style:font-size-asian="12pt" style:font-size-complex="12pt"/>
    </style:style>
    <style:style style:name="P7" style:family="paragraph">
      <loext:graphic-properties draw:fill="none" draw:fill-color="#ffffff"/>
      <style:text-properties fo:font-size="12pt" fo:background-color="#ffff00" style:font-size-asian="12pt" style:font-size-complex="1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ffffa6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87ceeb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87ceeb"/>
      <style:paragraph-properties fo:text-align="center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style:text-properties fo:font-size="10pt" fo:background-color="transparent" style:font-size-asian="12pt" style:font-size-complex="12pt"/>
    </style:style>
    <style:style style:name="P19" style:family="paragraph">
      <loext:graphic-properties draw:fill="none" draw:fill-color="#ffffff"/>
      <style:text-properties fo:font-size="10pt" fo:background-color="transparen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background-color="#ffff00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588cm" svg:x="1.635cm" svg:y="1.952cm">
          <text:p text:style-name="P1"><text:span text:style-name="T1">Arduino </text:span></text:p>
          <text:p text:style-name="P1"><text:span text:style-name="T1">Un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23cm" svg:height="0.953cm" svg:x="9.572cm" svg:y="1.952cm">
          <text:p text:style-name="P1"><text:span text:style-name="T1">OLE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23cm" svg:height="0.953cm" svg:x="9.572cm" svg:y="3.222cm">
          <text:p text:style-name="P3"><text:span text:style-name="T2">PUSH </text:span></text:p>
          <text:p text:style-name="P3"><text:span text:style-name="T2">BUTTON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4.763cm" svg:height="4.127cm" svg:x="8.937cm" svg:y="1.63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63cm" svg:height="0.725cm" svg:x="8.937cm" svg:y="1cm">
          <draw:text-box>
            <text:p text:style-name="P6"><text:span text:style-name="T3">User interface</text:span></text:p>
          </draw:text-box>
        </draw:frame>
        <draw:custom-shape draw:style-name="gr5" draw:text-style-name="P8" xml:id="id2" draw:id="id2" draw:layer="layout" svg:width="2.222cm" svg:height="1.27cm" svg:x="1.635cm" svg:y="4.492cm">
          <text:p text:style-name="P3"><text:span text:style-name="T2">EXT</text:span></text:p>
          <text:p text:style-name="P3"><text:span text:style-name="T2">I2C EEPRO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23cm" svg:height="0.953cm" svg:x="9.572cm" svg:y="4.492cm">
          <text:p text:style-name="P3"><text:span text:style-name="T2">STATUS LED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.905cm" svg:y1="3.54cm" svg:x2="2.746cm" svg:y2="4.492cm" draw:start-shape="id1" draw:start-glue-point="2" draw:end-shape="id2" draw:end-glue-point="0" svg:d="M2905 3540v480h-159v472" svg:viewBox="0 0 160 953">
          <text:p/>
        </draw:connector>
        <draw:connector draw:style-name="gr6" draw:text-style-name="P8" draw:layer="layout" svg:x1="4.175cm" svg:y1="2.746cm" svg:x2="8.937cm" svg:y2="3.698cm" draw:start-shape="id1" draw:end-shape="id3" svg:d="M4175 2746h2376v952h2386" svg:viewBox="0 0 4763 953">
          <text:p/>
        </draw:connector>
        <draw:custom-shape draw:style-name="gr7" draw:text-style-name="P10" draw:layer="layout" svg:width="1.27cm" svg:height="0.952cm" svg:x="12.43cm" svg:y="1.635cm">
          <text:p text:style-name="P9"><text:span text:style-name="T4">Buzzer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4" draw:id="id4" draw:layer="layout" svg:width="1.905cm" svg:height="1.27cm" svg:x="8.937cm" svg:y="6.715cm">
          <text:p text:style-name="P1"><text:span text:style-name="T1">230VAC</text:span></text:p>
          <text:p text:style-name="P1"><text:span text:style-name="T1"><text:s/></text:span><text:span text:style-name="T1">RELAY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line-skew="-0.48cm" svg:x1="4.175cm" svg:y1="2.746cm" svg:x2="8.937cm" svg:y2="7.35cm" draw:start-shape="id1" draw:end-shape="id4" draw:end-glue-point="3" svg:d="M4175 2746h1905v4604h2857" svg:viewBox="0 0 4763 4605">
          <text:p/>
        </draw:connector>
        <draw:custom-shape draw:style-name="gr8" draw:text-style-name="P11" xml:id="id5" draw:id="id5" draw:layer="layout" svg:width="1.905cm" svg:height="1.27cm" svg:x="9.255cm" svg:y="6.397cm">
          <text:p text:style-name="P1"><text:span text:style-name="T1">230VAC</text:span></text:p>
          <text:p text:style-name="P1"><text:span text:style-name="T1"><text:s/></text:span><text:span text:style-name="T1">RELAY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6" draw:id="id6" draw:layer="layout" svg:width="1.905cm" svg:height="1.27cm" svg:x="9.89cm" svg:y="6.08cm">
          <text:p text:style-name="P1"><text:span text:style-name="T1">230VAC</text:span></text:p>
          <text:p text:style-name="P1"><text:span text:style-name="T1"><text:s/></text:span><text:span text:style-name="T1">RELAY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8.937cm" svg:y1="7.35cm" svg:x2="9.255cm" svg:y2="7.032cm" draw:start-shape="id4" draw:start-glue-point="3" draw:end-shape="id5" svg:d="M8937 7350h-502v-318h820" svg:viewBox="0 0 821 319">
          <text:p/>
        </draw:connector>
        <draw:connector draw:style-name="gr6" draw:text-style-name="P8" draw:layer="layout" svg:x1="8.937cm" svg:y1="7.35cm" svg:x2="9.89cm" svg:y2="6.715cm" draw:start-shape="id4" draw:start-glue-point="3" draw:end-shape="id6" draw:end-glue-point="3" svg:d="M8937 7350h-502v-635h1455" svg:viewBox="0 0 1456 636">
          <text:p/>
        </draw:connector>
        <draw:custom-shape draw:style-name="gr8" draw:text-style-name="P11" draw:layer="layout" svg:width="1.905cm" svg:height="1.27cm" svg:x="9.89cm" svg:y="6.08cm">
          <text:p text:style-name="P1"><text:span text:style-name="T1">230VAC</text:span></text:p>
          <text:p text:style-name="P1"><text:span text:style-name="T1"><text:s/></text:span><text:span text:style-name="T1">RELAY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7" draw:id="id7" draw:layer="layout" svg:width="1.905cm" svg:height="1.27cm" svg:x="8.937cm" svg:y="8.937cm">
          <text:p text:style-name="P1"><text:span text:style-name="T1">PWM </text:span></text:p>
          <text:p text:style-name="P1"><text:span text:style-name="T1">Engine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4.175cm" svg:y1="2.746cm" svg:x2="8.937cm" svg:y2="9.572cm" draw:start-shape="id1" draw:start-glue-point="1" draw:end-shape="id7" draw:end-glue-point="3" svg:d="M4175 2746h2385v6826h2377" svg:viewBox="0 0 4763 6827">
          <text:p/>
        </draw:connector>
        <draw:custom-shape draw:style-name="gr9" draw:text-style-name="P5" draw:layer="layout" svg:width="2.223cm" svg:height="3.81cm" svg:x="1.952cm" svg:y="7.98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63cm" svg:height="0.725cm" svg:x="1.317cm" svg:y="7.26cm">
          <draw:text-box>
            <text:p text:style-name="P6"><text:span text:style-name="T3">Dedicated PSU</text:span></text:p>
          </draw:text-box>
        </draw:frame>
        <draw:custom-shape draw:style-name="gr10" draw:text-style-name="P10" draw:layer="layout" svg:width="1.27cm" svg:height="0.952cm" svg:x="12.43cm" svg:y="1.635cm">
          <text:p text:style-name="P9"><text:span text:style-name="T4">Buzz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27cm" svg:height="0.952cm" svg:x="2.905cm" svg:y="7.985cm">
          <text:p text:style-name="P9"><text:span text:style-name="T4">12V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27cm" svg:height="0.952cm" svg:x="2.905cm" svg:y="8.938cm">
          <text:p text:style-name="P9"><text:span text:style-name="T4">5VD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27cm" svg:height="0.952cm" svg:x="2.905cm" svg:y="9.89cm">
          <text:p text:style-name="P9"><text:span text:style-name="T4">5VA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9" draw:id="id19" draw:layer="layout" svg:width="1.27cm" svg:height="0.952cm" svg:x="2.905cm" svg:y="10.843cm">
          <text:p text:style-name="P9"><text:span text:style-name="T4">3V</text:span></text:p>
          <draw:enhanced-geometry svg:viewBox="0 0 21600 21600" draw:type="rectangle" draw:enhanced-path="M 0 0 L 21600 0 21600 21600 0 21600 0 0 Z N"/>
        </draw:custom-shape>
        <draw:frame draw:style-name="gr12" draw:text-style-name="P3" xml:id="id8" draw:id="id8" draw:layer="layout" svg:width="1.9cm" svg:height="1.904cm" svg:x="13.07cm" svg:y="8.62cm">
          <draw:image xlink:href="Pictures/10000201000003D4000003D616308513B10F70EA.png" xlink:type="simple" xlink:show="embed" xlink:actuate="onLoad" draw:mime-type="image/png">
            <text:p/>
          </draw:image>
        </draw:frame>
        <draw:connector draw:style-name="gr13" draw:text-style-name="P12" draw:layer="layout" svg:x1="10.842cm" svg:y1="9.572cm" svg:x2="13.07cm" svg:y2="9.572cm" draw:start-shape="id7" draw:start-glue-point="1" draw:end-shape="id8" draw:end-glue-point="3" svg:d="M10842 9572h2228" svg:viewBox="0 0 2229 1">
          <text:p/>
        </draw:connector>
        <draw:custom-shape draw:style-name="gr14" draw:text-style-name="P13" xml:id="id9" draw:id="id9" draw:layer="layout" svg:width="1.905cm" svg:height="1.27cm" svg:x="8.937cm" svg:y="11.16cm">
          <text:p text:style-name="P1"><text:span text:style-name="T1">12bit </text:span><text:span text:style-name="T1"><text:line-break/></text:span><text:span text:style-name="T1">ADC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4.175cm" svg:y1="2.746cm" svg:x2="8.937cm" svg:y2="11.795cm" draw:start-shape="id1" draw:start-glue-point="1" draw:end-shape="id9" draw:end-glue-point="3" svg:d="M4175 2746h2385v9049h2377" svg:viewBox="0 0 4763 9050">
          <text:p/>
        </draw:connector>
        <draw:custom-shape draw:style-name="gr15" draw:text-style-name="P11" xml:id="id10" draw:id="id10" draw:layer="layout" svg:width="1.27cm" svg:height="1.27cm" svg:x="11.16cm" svg:y="11.16cm">
          <text:p text:style-name="P1"><text:span text:style-name="T1">MUX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0.842cm" svg:y1="11.795cm" svg:x2="11.16cm" svg:y2="11.795cm" draw:start-shape="id9" draw:start-glue-point="1" draw:end-shape="id10" draw:end-glue-point="3" svg:d="M10842 11795h318" svg:viewBox="0 0 319 1">
          <text:p/>
        </draw:connector>
        <draw:custom-shape draw:style-name="gr16" draw:text-style-name="P14" xml:id="id11" draw:id="id11" draw:layer="layout" svg:width="1.587cm" svg:height="1.27cm" svg:x="13.7cm" svg:y="11.16cm">
          <text:p text:style-name="P1"><text:span text:style-name="T1">Tc</text:span></text:p>
          <text:p text:style-name="P1"><text:span text:style-name="T1">coldJ_1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12" draw:id="id12" draw:layer="layout" svg:width="1.587cm" svg:height="1.27cm" svg:x="14.018cm" svg:y="11.477cm">
          <text:p text:style-name="P1"><text:span text:style-name="T1">Tc</text:span></text:p>
          <text:p text:style-name="P1"><text:span text:style-name="T1">coldJ_1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13" draw:id="id13" draw:layer="layout" svg:width="1.587cm" svg:height="1.27cm" svg:x="14.335cm" svg:y="11.795cm">
          <text:p text:style-name="P1"><text:span text:style-name="T1">Tc</text:span></text:p>
          <text:p text:style-name="P1"><text:span text:style-name="T1">coldJ_1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14" draw:id="id14" draw:layer="layout" svg:width="1.587cm" svg:height="1.27cm" svg:x="14.652cm" svg:y="12.112cm">
          <text:p text:style-name="P1"><text:span text:style-name="T1">Tc</text:span></text:p>
          <text:p text:style-name="P1"><text:span text:style-name="T1">coldJ_3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2.43cm" svg:y1="11.795cm" svg:x2="13.7cm" svg:y2="11.795cm" draw:start-shape="id10" draw:start-glue-point="1" draw:end-shape="id11" draw:end-glue-point="3" svg:d="M12430 11795h1270" svg:viewBox="0 0 1271 1">
          <text:p/>
        </draw:connector>
        <draw:connector draw:style-name="gr17" draw:text-style-name="P15" draw:layer="layout" svg:x1="13.7cm" svg:y1="11.795cm" svg:x2="14.018cm" svg:y2="12.112cm" draw:start-shape="id11" draw:start-glue-point="3" draw:end-shape="id12" draw:end-glue-point="3" svg:d="M13700 11795h-502v317h820" svg:viewBox="0 0 821 318">
          <text:p/>
        </draw:connector>
        <draw:connector draw:style-name="gr6" draw:text-style-name="P8" draw:layer="layout" svg:x1="12.43cm" svg:y1="11.795cm" svg:x2="14.335cm" svg:y2="12.43cm" draw:start-shape="id10" draw:start-glue-point="1" draw:end-shape="id13" draw:end-glue-point="3" svg:d="M12430 11795h952v635h953" svg:viewBox="0 0 1906 636">
          <text:p/>
        </draw:connector>
        <draw:connector draw:style-name="gr6" draw:text-style-name="P8" draw:layer="layout" svg:x1="12.43cm" svg:y1="11.795cm" svg:x2="14.652cm" svg:y2="12.747cm" draw:start-shape="id10" draw:start-glue-point="1" draw:end-shape="id14" draw:end-glue-point="3" svg:d="M12430 11795h1111v952h1111" svg:viewBox="0 0 2223 953">
          <text:p/>
        </draw:connector>
        <draw:frame draw:style-name="gr12" draw:text-style-name="P3" draw:layer="layout" svg:width="1.225cm" svg:height="1.445cm" draw:transform="rotate (1.5707963267949) translate (16.7cm 14.29cm)">
          <draw:image xlink:href="Pictures/100002010000036400000400B5215F864FDFC7C3.png" xlink:type="simple" xlink:show="embed" xlink:actuate="onLoad" draw:mime-type="image/png">
            <text:p/>
          </draw:image>
        </draw:frame>
        <draw:frame draw:style-name="gr12" draw:text-style-name="P3" draw:layer="layout" svg:width="1.225cm" svg:height="1.445cm" draw:transform="rotate (1.5707963267949) translate (16.557cm 11.477cm)">
          <draw:image xlink:href="Pictures/100002010000036400000400B5215F864FDFC7C3.png" xlink:type="simple" xlink:show="embed" xlink:actuate="onLoad" draw:mime-type="image/png">
            <text:p/>
          </draw:image>
        </draw:frame>
        <draw:frame draw:style-name="gr12" draw:text-style-name="P3" draw:layer="layout" svg:width="1.225cm" svg:height="1.445cm" draw:transform="rotate (1.5707963267949) translate (16.557cm 12.43cm)">
          <draw:image xlink:href="Pictures/100002010000036400000400B5215F864FDFC7C3.png" xlink:type="simple" xlink:show="embed" xlink:actuate="onLoad" draw:mime-type="image/png">
            <text:p/>
          </draw:image>
        </draw:frame>
        <draw:frame draw:style-name="gr12" draw:text-style-name="P3" draw:layer="layout" svg:width="1.225cm" svg:height="1.445cm" draw:transform="rotate (1.5707963267949) translate (16.7cm 13.337cm)">
          <draw:image xlink:href="Pictures/100002010000036400000400B5215F864FDFC7C3.png" xlink:type="simple" xlink:show="embed" xlink:actuate="onLoad" draw:mime-type="image/png">
            <text:p/>
          </draw:image>
        </draw:frame>
        <draw:frame draw:style-name="gr18" draw:text-style-name="P17" draw:layer="layout" svg:width="0.849cm" svg:height="0.645cm" svg:x="18.145cm" svg:y="13.372cm">
          <draw:text-box>
            <text:p text:style-name="P16"><text:span text:style-name="T2">lid</text:span></text:p>
          </draw:text-box>
        </draw:frame>
        <draw:frame draw:style-name="gr18" draw:text-style-name="P17" draw:layer="layout" svg:width="1.573cm" svg:height="0.645cm" svg:x="18.145cm" svg:y="12.42cm">
          <draw:text-box>
            <text:p text:style-name="P16"><text:span text:style-name="T2">b</text:span><text:span text:style-name="T2">o</text:span><text:span text:style-name="T2">t</text:span><text:span text:style-name="T2">t</text:span><text:span text:style-name="T2">o</text:span><text:span text:style-name="T2">m</text:span></text:p>
          </draw:text-box>
        </draw:frame>
        <draw:frame draw:style-name="gr18" draw:text-style-name="P17" draw:layer="layout" svg:width="1.044cm" svg:height="0.645cm" svg:x="18.145cm" svg:y="11.467cm">
          <draw:text-box>
            <text:p text:style-name="P16"><text:span text:style-name="T2">grill</text:span></text:p>
          </draw:text-box>
        </draw:frame>
        <draw:frame draw:style-name="gr18" draw:text-style-name="P17" draw:layer="layout" svg:width="1.848cm" svg:height="0.645cm" svg:x="18.145cm" svg:y="10.515cm">
          <draw:text-box>
            <text:p text:style-name="P16"><text:span text:style-name="T2">e</text:span><text:span text:style-name="T2">x</text:span><text:span text:style-name="T2">t</text:span><text:span text:style-name="T2">_</text:span><text:span text:style-name="T2">a</text:span><text:span text:style-name="T2">m</text:span><text:span text:style-name="T2">b</text:span></text:p>
          </draw:text-box>
        </draw:frame>
        <draw:frame draw:style-name="gr4" draw:text-style-name="P19" draw:layer="layout" svg:width="4.763cm" svg:height="0.645cm" svg:x="16.24cm" svg:y="9.572cm">
          <draw:text-box>
            <text:p text:style-name="P18"><text:span text:style-name="T5">Thermoc</text:span><text:span text:style-name="T5">ouples </text:span></text:p>
          </draw:text-box>
        </draw:frame>
        <draw:custom-shape draw:style-name="gr8" draw:text-style-name="P11" xml:id="id15" draw:id="id15" draw:layer="layout" svg:width="1.905cm" svg:height="1.27cm" svg:x="8.937cm" svg:y="13.7cm">
          <text:p text:style-name="P1"><text:span text:style-name="T1">Smoke </text:span></text:p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4.175cm" svg:y1="2.746cm" svg:x2="8.937cm" svg:y2="14.335cm" draw:start-shape="id1" draw:start-glue-point="1" draw:end-shape="id15" draw:end-glue-point="3" svg:d="M4175 2746h2385v11589h2377" svg:viewBox="0 0 4763 11590">
          <text:p/>
        </draw:connector>
        <draw:custom-shape draw:style-name="gr8" draw:text-style-name="P11" xml:id="id16" draw:id="id16" draw:layer="layout" svg:width="1.905cm" svg:height="1.27cm" svg:x="8.937cm" svg:y="15.605cm">
          <text:p text:style-name="P1"><text:span text:style-name="T1">RGB</text:span></text:p>
          <text:p text:style-name="P1"><text:span text:style-name="T1"><text:s/></text:span><text:span text:style-name="T1">Controller 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4.175cm" svg:y1="2.746cm" svg:x2="8.937cm" svg:y2="16.24cm" draw:start-shape="id1" draw:start-glue-point="1" draw:end-shape="id16" draw:end-glue-point="3" svg:d="M4175 2746h2342v13494h2420" svg:viewBox="0 0 4763 13495">
          <text:p/>
        </draw:connector>
        <draw:custom-shape draw:style-name="gr8" draw:text-style-name="P11" xml:id="id17" draw:id="id17" draw:layer="layout" svg:width="1.905cm" svg:height="1.27cm" svg:x="15.922cm" svg:y="7.667cm">
          <text:p text:style-name="P1"><text:span text:style-name="T1">Spit </text:span></text:p>
          <text:p text:style-name="P1"><text:span text:style-name="T1">roast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line-skew="-3.655cm" svg:x1="4.175cm" svg:y1="2.746cm" svg:x2="15.922cm" svg:y2="8.302cm" draw:start-shape="id1" draw:start-glue-point="1" draw:end-shape="id17" draw:end-glue-point="3" svg:d="M4175 2746h2222v5556h9525" svg:viewBox="0 0 11748 5557">
          <text:p/>
        </draw:connector>
        <draw:custom-shape draw:style-name="gr8" draw:text-style-name="P11" xml:id="id18" draw:id="id18" draw:layer="layout" svg:width="1.905cm" svg:height="1.27cm" svg:x="1.952cm" svg:y="13.065cm">
          <text:p text:style-name="P1"><text:span text:style-name="T1">AC/DC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.904cm" svg:y1="13.065cm" svg:x2="3.54cm" svg:y2="11.795cm" draw:start-shape="id18" draw:start-glue-point="0" draw:end-shape="id19" draw:end-glue-point="2" svg:d="M2904 13065v-626h636v-644" svg:viewBox="0 0 637 1271">
          <text:p/>
        </draw:connector>
        <draw:frame draw:style-name="gr19" draw:text-style-name="P17" draw:layer="layout" svg:width="1.905cm" svg:height="0.645cm" svg:x="2.905cm" svg:y="12.43cm">
          <draw:text-box>
            <text:p text:style-name="P16"><text:span text:style-name="T2">12VDC</text:span></text:p>
          </draw:text-box>
        </draw:frame>
        <draw:custom-shape draw:style-name="gr14" draw:text-style-name="P13" xml:id="id20" draw:id="id20" draw:layer="layout" svg:width="1.905cm" svg:height="1.27cm" svg:x="7.364cm" svg:y="17.51cm">
          <text:p text:style-name="P1"><text:span text:style-name="T1">12bit </text:span><text:span text:style-name="T1"><text:line-break/></text:span><text:span text:style-name="T1">ADC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21" draw:id="id21" draw:layer="layout" svg:width="1.27cm" svg:height="1.27cm" svg:x="9.587cm" svg:y="17.51cm">
          <text:p text:style-name="P1"><text:span text:style-name="T1">MUX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9.269cm" svg:y1="18.145cm" svg:x2="9.587cm" svg:y2="18.145cm" draw:start-shape="id20" draw:start-glue-point="1" draw:end-shape="id21" draw:end-glue-point="3" svg:d="M9269 18145h318" svg:viewBox="0 0 319 1">
          <text:p/>
        </draw:connector>
        <draw:custom-shape draw:style-name="gr16" draw:text-style-name="P14" xml:id="id22" draw:id="id22" draw:layer="layout" svg:width="1.587cm" svg:height="1.27cm" svg:x="12.127cm" svg:y="17.51cm">
          <text:p text:style-name="P1"><text:span text:style-name="T1">T</text:span><text:span text:style-name="T1">c</text:span></text:p>
          <text:p text:style-name="P1"><text:span text:style-name="T1">c</text:span><text:span text:style-name="T1">o</text:span><text:span text:style-name="T1">l</text:span><text:span text:style-name="T1">d</text:span><text:span text:style-name="T1">J</text:span><text:span text:style-name="T1">_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23" draw:id="id23" draw:layer="layout" svg:width="1.587cm" svg:height="1.27cm" svg:x="12.445cm" svg:y="17.827cm">
          <text:p text:style-name="P1"><text:span text:style-name="T1">Tc</text:span></text:p>
          <text:p text:style-name="P1"><text:span text:style-name="T1">coldJ_1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24" draw:id="id24" draw:layer="layout" svg:width="1.587cm" svg:height="1.27cm" svg:x="12.762cm" svg:y="18.145cm">
          <text:p text:style-name="P1"><text:span text:style-name="T1">Tc</text:span></text:p>
          <text:p text:style-name="P1"><text:span text:style-name="T1">coldJ_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25" draw:id="id25" draw:layer="layout" svg:width="1.587cm" svg:height="1.27cm" svg:x="13.079cm" svg:y="18.462cm">
          <text:p text:style-name="P1"><text:span text:style-name="T1">Tc</text:span></text:p>
          <text:p text:style-name="P1"><text:span text:style-name="T1">coldJ_</text:span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0.857cm" svg:y1="18.145cm" svg:x2="12.127cm" svg:y2="18.145cm" draw:start-shape="id21" draw:start-glue-point="1" draw:end-shape="id22" draw:end-glue-point="3" svg:d="M10857 18145h1270" svg:viewBox="0 0 1271 1">
          <text:p/>
        </draw:connector>
        <draw:connector draw:style-name="gr17" draw:text-style-name="P15" draw:layer="layout" svg:x1="12.127cm" svg:y1="18.145cm" svg:x2="12.445cm" svg:y2="18.462cm" draw:start-shape="id22" draw:start-glue-point="3" draw:end-shape="id23" draw:end-glue-point="3" svg:d="M12127 18145h-502v317h820" svg:viewBox="0 0 821 318">
          <text:p/>
        </draw:connector>
        <draw:connector draw:style-name="gr6" draw:text-style-name="P8" draw:layer="layout" svg:x1="10.857cm" svg:y1="18.145cm" svg:x2="12.762cm" svg:y2="18.78cm" draw:start-shape="id21" draw:start-glue-point="1" draw:end-shape="id24" draw:end-glue-point="3" svg:d="M10857 18145h952v635h953" svg:viewBox="0 0 1906 636">
          <text:p/>
        </draw:connector>
        <draw:connector draw:style-name="gr6" draw:text-style-name="P8" draw:layer="layout" svg:x1="10.857cm" svg:y1="18.145cm" svg:x2="13.079cm" svg:y2="19.097cm" draw:start-shape="id21" draw:start-glue-point="1" draw:end-shape="id25" draw:end-glue-point="3" svg:d="M10857 18145h1111v952h1111" svg:viewBox="0 0 2223 953">
          <text:p/>
        </draw:connector>
        <draw:frame draw:style-name="gr12" draw:text-style-name="P3" draw:layer="layout" svg:width="1.225cm" svg:height="1.445cm" draw:transform="rotate (1.5707963267949) translate (15.012cm 20.367cm)">
          <draw:image xlink:href="Pictures/100002010000036400000400B5215F864FDFC7C3.png" xlink:type="simple" xlink:show="embed" xlink:actuate="onLoad" draw:mime-type="image/png">
            <text:p/>
          </draw:image>
        </draw:frame>
        <draw:frame draw:style-name="gr12" draw:text-style-name="P3" draw:layer="layout" svg:width="1.225cm" svg:height="1.445cm" draw:transform="rotate (1.5707963267949) translate (14.97cm 21.337cm)">
          <draw:image xlink:href="Pictures/100002010000036400000400B5215F864FDFC7C3.png" xlink:type="simple" xlink:show="embed" xlink:actuate="onLoad" draw:mime-type="image/png">
            <text:p/>
          </draw:image>
        </draw:frame>
        <draw:frame draw:style-name="gr18" draw:text-style-name="P17" draw:layer="layout" svg:width="1.497cm" svg:height="0.645cm" svg:x="16.572cm" svg:y="20.367cm">
          <draw:text-box>
            <text:p text:style-name="P16"><text:span text:style-name="T2">Food_</text:span></text:p>
          </draw:text-box>
        </draw:frame>
        <draw:frame draw:style-name="gr18" draw:text-style-name="P17" draw:layer="layout" svg:width="1.573cm" svg:height="0.645cm" svg:x="16.557cm" svg:y="18.462cm">
          <draw:text-box>
            <text:p text:style-name="P16"><text:span text:style-name="T2">food_2</text:span></text:p>
          </draw:text-box>
        </draw:frame>
        <draw:frame draw:style-name="gr18" draw:text-style-name="P17" draw:layer="layout" svg:width="1.573cm" svg:height="0.645cm" svg:x="16.572cm" svg:y="19.415cm">
          <draw:text-box>
            <text:p text:style-name="P16"><text:span text:style-name="T2">food_3</text:span></text:p>
          </draw:text-box>
        </draw:frame>
        <draw:frame draw:style-name="gr18" draw:text-style-name="P17" draw:layer="layout" svg:width="1.573cm" svg:height="0.645cm" svg:x="16.466cm" svg:y="17.51cm">
          <draw:text-box>
            <text:p text:style-name="P16"><text:span text:style-name="T2">food_1</text:span></text:p>
          </draw:text-box>
        </draw:frame>
        <draw:frame draw:style-name="gr12" draw:text-style-name="P3" draw:layer="layout" svg:width="1.225cm" svg:height="1.445cm" draw:transform="rotate (1.5707963267949) translate (14.97cm 18.462cm)">
          <draw:image xlink:href="Pictures/100002010000036400000400B5215F864FDFC7C3.png" xlink:type="simple" xlink:show="embed" xlink:actuate="onLoad" draw:mime-type="image/png">
            <text:p/>
          </draw:image>
        </draw:frame>
        <draw:frame draw:style-name="gr12" draw:text-style-name="P3" draw:layer="layout" svg:width="1.225cm" svg:height="1.445cm" draw:transform="rotate (1.5707963267949) translate (14.97cm 19.415cm)">
          <draw:image xlink:href="Pictures/100002010000036400000400B5215F864FDFC7C3.png" xlink:type="simple" xlink:show="embed" xlink:actuate="onLoad" draw:mime-type="image/png">
            <text:p/>
          </draw:image>
        </draw:frame>
        <draw:connector draw:style-name="gr6" draw:text-style-name="P8" draw:layer="layout" svg:x1="4.175cm" svg:y1="2.746cm" svg:x2="7.364cm" svg:y2="18.145cm" draw:start-shape="id1" draw:start-glue-point="1" draw:end-shape="id20" draw:end-glue-point="3" svg:d="M4175 2746h1598v15399h1591" svg:viewBox="0 0 3190 15400">
          <text:p/>
        </draw:connector>
        <draw:frame draw:style-name="gr20" draw:text-style-name="P19" draw:layer="layout" svg:width="5.715cm" svg:height="1.039cm" svg:x="11.795cm" svg:y="16.471cm">
          <draw:text-box>
            <text:p text:style-name="P18"><text:span text:style-name="T5">Thermocouples for food cook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23:08:43.827013597</meta:creation-date>
    <dc:date>2021-09-08T23:55:36.568251221</dc:date>
    <meta:editing-duration>PT13M18S</meta:editing-duration>
    <meta:editing-cycles>2</meta:editing-cycles>
    <meta:generator>LibreOffice/7.1.5.2$Linux_X86_64 LibreOffice_project/10$Build-2</meta:generator>
    <meta:document-statistic meta:object-count="79"/>
  </office:meta>
</office:document-meta>
</file>